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WORSHIP OF GOD (111:1 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WONDERS OF GOD (111:2-9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WONDERS OF GOD (111:2-9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o the Lord is (111:24, 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at the Lord does (111:5-6, 8-9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 Lord does (111:5-6, 8-9)<text:s text:c="1"/></text:span><text:span text:style-name="a462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provides food (111: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remembers his covenant (111:5, 9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gives his people their inheritance (111: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His commandments are true (111:8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He redeems his people (111:9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WONDERS OF GOD (111:2-9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Who the Lord is (111:24, 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What the Lord does (111:5-6, 8-9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11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WORSHIP OF GOD (111:1 -2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WONDERS OF GOD (111:2-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WISDOM OF GOD (111: 10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1 </dc:title>
    <meta:initial-creator>David STRICKLAND</meta:initial-creator>
    <dc:creator>David STRICKLAND</dc:creator>
    <meta:creation-date>2020-02-22T17:39:29Z</meta:creation-date>
    <dc:date>2020-02-22T17:39:29Z</dc:date>
    <meta:template xlink:href="BibleStudy" xlink:type="simple"/>
    <meta:editing-cycles>1</meta:editing-cycles>
    <meta:editing-duration>PT0S</meta:editing-duration>
    <meta:document-statistic meta:paragraph-count="19" meta:word-count="152"/>
  </office:meta>
</office:document-meta>
</file>